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/></text:h>
      <text:h text:style-name="Heading_20_3" text:outline-level="3"><text:span text:style-name="Strong_20_Emphasis">What is SNMP Protocol?</text:span></text:h>
      <text:p text:style-name="Text_20_body"><text:span text:style-name="Strong_20_Emphasis">SNMP (Simple Network Management Protocol)</text:span> is a <text:span text:style-name="Strong_20_Emphasis">network management protocol</text:span> used to <text:span text:style-name="Strong_20_Emphasis">monitor and control network devices</text:span> like routers, switches, servers, printers, and IoT devices.</text:p>
      <text:p text:style-name="Text_20_body">It helps administrators <text:span text:style-name="Strong_20_Emphasis">check device status, performance, and troubleshoot issues remotely</text:span>.</text:p>
      <text:p text:style-name="Standard"/>
      <text:h text:style-name="Heading_20_3" text:outline-level="3">⚙️ <text:span text:style-name="Strong_20_Emphasis">Why SNMP is Used?</text:span></text:h>
      <text:p text:style-name="Text_20_body">SNMP is used to:</text:p>
      <text:list xml:id="list2790311218" text:style-name="L1">
        <text:list-item>
          <text:p text:style-name="P1">✅ <text:span text:style-name="Strong_20_Emphasis">Monitor network health</text:span> – check if devices are up or down.</text:p>
        </text:list-item>
        <text:list-item>
          <text:p text:style-name="P1">📊 <text:span text:style-name="Strong_20_Emphasis">Collect performance data</text:span> – like CPU usage, bandwidth, packet loss, etc.</text:p>
        </text:list-item>
        <text:list-item>
          <text:p text:style-name="P1">⚠️ <text:span text:style-name="Strong_20_Emphasis">Receive alerts (Traps)</text:span> – if any issue occurs, device sends automatic notifications.</text:p>
        </text:list-item>
        <text:list-item>
          <text:p text:style-name="P1">🛠️ <text:span text:style-name="Strong_20_Emphasis">Remotely configure devices</text:span> – change settings without physical access.</text:p>
        </text:list-item>
      </text:list>
      <text:p text:style-name="Standard"/>
      <text:p text:style-name="Standard"/>
      <text:p text:style-name="Standard"/>
      <text:h text:style-name="Heading_20_3" text:outline-level="3">🛰️ <text:span text:style-name="Strong_20_Emphasis">SNMP Communication Flow</text:span></text:h>
      <text:h text:style-name="Heading_20_4" text:outline-level="4">🔹 Step 1: Devices have SNMP Agent</text:h>
      <text:p text:style-name="Text_20_body">Each network device (like router, switch, or board) has an <text:span text:style-name="Strong_20_Emphasis">SNMP Agent</text:span> — a small program that stores information (like temperature, CPU, status).</text:p>
      <text:h text:style-name="Heading_20_4" text:outline-level="4">🔹 Step 2: SNMP Manager asks for data</text:h>
      <text:p text:style-name="Text_20_body">The <text:span text:style-name="Strong_20_Emphasis">SNMP Manager</text:span> (running on a PC or server) sends a request to the device —<text:line-break/>Example:</text:p>
      <text:p text:style-name="Quotations">“Hey Router, what’s your CPU usage?”</text:p>
      <text:p text:style-name="Text_20_body">This request goes using <text:span text:style-name="Strong_20_Emphasis">UDP port 161</text:span>.</text:p>
      <text:h text:style-name="Heading_20_4" text:outline-level="4">🔹 Step 3: Agent replies with data</text:h>
      <text:p text:style-name="Text_20_body">The <text:span text:style-name="Strong_20_Emphasis">SNMP Agent</text:span> replies:</text:p>
      <text:p text:style-name="Quotations">“CPU = 40%”</text:p>
      <text:p text:style-name="Text_20_body">This is called a <text:span text:style-name="Strong_20_Emphasis">Response message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🧩 Step 1: Confirm Your Router IP</text:span></text:h>
      <text:p text:style-name="Text_20_body">Run this in your terminal: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5T17:55:01.886613138</meta:creation-date>
    <dc:date>2025-10-15T20:01:17.829743325</dc:date>
    <meta:editing-duration>PT51M42S</meta:editing-duration>
    <meta:editing-cycles>1</meta:editing-cycles>
    <meta:document-statistic meta:table-count="0" meta:image-count="0" meta:object-count="0" meta:page-count="2" meta:paragraph-count="22" meta:word-count="198" meta:character-count="1177" meta:non-whitespace-character-count="999"/>
    <meta:generator>LibreOffice/6.0.7.3$Linux_X86_64 LibreOffice_project/00m0$Build-3</meta:generator>
  </office:meta>
</office:document-meta>
</file>